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Heading_20_1" style:master-page-name="First_20_Page">
      <style:paragraph-properties style:page-number="auto"/>
      <style:text-properties officeooo:paragraph-rsid="001df445"/>
    </style:style>
    <style:style style:name="P15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ef793" style:font-size-asian="14pt" style:font-size-complex="14pt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07ca56"/>
    </style:style>
    <style:style style:name="T17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7202402106288" text:id="ct10720240210628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7202402106496" text:id="ct10720240210649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7202402106704" text:id="ct10720240210670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4" text:outline-level="1"><text:change text:change-id="ct107202402106288"/>Adopted as a NMRA <text:span text:style-name="T16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7202402106496"/><text:change-start text:change-id="ct107202402106704"/>Version History<text:change-end text:change-id="ct10720240210670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ef793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2:54.956416036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/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TN-</text:span><text:span text:style-name="MT11">9.7.x.x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7</meta:editing-cycles>
    <meta:editing-duration>PT18H52M2S</meta:editing-duration>
    <meta:generator>LibreOffice/4.4.0.3$MacOSX_X86_64 LibreOffice_project/de093506bcdc5fafd9023ee680b8c60e3e0645d7</meta:generator>
    <dc:date>2015-02-24T17:32:54.848362000</dc:date>
    <meta:printed-by>Bob Jacobsen</meta:printed-by>
    <meta:print-date>2010-09-15T08:46:04</meta:print-date>
    <meta:document-statistic meta:table-count="2" meta:image-count="0" meta:object-count="0" meta:page-count="1" meta:paragraph-count="13" meta:word-count="75" meta:character-count="447" meta:non-whitespace-character-count="378"/>
  </office:meta>
</office:document-meta>
</file>